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 style:list-style-name="L6"/>
    <style:style style:name="P4" style:family="paragraph" style:parent-style-name="Standard" style:list-style-name="L7"/>
    <style:style style:name="P5" style:family="paragraph" style:parent-style-name="Standard" style:list-style-name="L8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1225814" text:style-name="L3">
        <text:list-header>
          <text:p text:style-name="P1"><text:s/>1) <text:s/>Name des Anwendungsfall: <text:s text:c="3"/></text:p>
          <text:p text:style-name="P1"/>
          <text:p text:style-name="P1"><text:s text:c="3"/><text:tab/>Mediumsverwaltung</text:p>
        </text:list-header>
      </text:list>
      <text:p text:style-name="Standard"/>
      <text:list xml:id="list1536766057" text:continue-numbering="true" text:style-name="L3">
        <text:list-header>
          <text:p text:style-name="P1"><text:s/>2) Beteiligte Akteure: <text:s text:c="3"/><text:tab/><text:tab/></text:p>
          <text:p text:style-name="P1"/>
          <text:list>
            <text:list-item>
              <text:list>
                <text:list-header>
                  <text:p text:style-name="P1">Benutzer , Label-Manager, <text:s/>Künstler, Administrator.</text:p>
                </text:list-header>
              </text:list>
            </text:list-item>
          </text:list>
        </text:list-header>
      </text:list>
      <text:p text:style-name="Standard"><text:tab/></text:p>
      <text:list xml:id="list545123407" text:style-name="L4">
        <text:list-header>
          <text:p text:style-name="P2"><text:s/>3) <text:s/>Anfangsbedingung:</text:p>
        </text:list-header>
      </text:list>
      <text:p text:style-name="Standard"/>
      <text:p text:style-name="Standard"><text:tab/><text:tab/>Benutzer , Label-Manager <text:s/>Künstler <text:s/>und Administrator <text:s/>sind eingeloggt.</text:p>
      <text:p text:style-name="Standard"><text:tab/><text:tab/> Label-Manager und <text:s/>Künstler verfügen schon über eigene bereits existiereden <text:s/><text:tab/><text:tab/><text:tab/> Wiedergabeliste ( mit mindestens ein Medium).</text:p>
      <text:p text:style-name="Standard"/>
      <text:p text:style-name="Standard"><text:tab/>4) Ereignissfluss:</text:p>
      <text:p text:style-name="Standard"/>
      <text:list xml:id="list38673116" text:style-name="L6">
        <text:list-item>
          <text:list>
            <text:list-item>
              <text:list>
                <text:list-item>
                  <text:p text:style-name="P3">Der Benutzer registriert sich zuerst. Das System schickt ihm einen bestätigungslink.</text:p>
                </text:list-item>
                <text:list-item>
                  <text:p text:style-name="P3">Der Benutzer kann sich nach dem Aktivieren des links einloggen.</text:p>
                </text:list-item>
                <text:list-item>
                  <text:p text:style-name="P3">Der benutzer <text:s/>kann Medium <text:s/>/ Medien <text:s/>hochladen.</text:p>
                </text:list-item>
                <text:list-item>
                  <text:p text:style-name="P3">Der Bnutzer wird (kann werden) <text:s/>zum Künstler <text:s/>und <text:s/>oder <text:s text:c="2"/>zum Label-Managr nach Hinzufügen von <text:s/>Mediun <text:s/>und kann <text:s/>es (die) <text:s/>erst dann <text:s/>sowohl bearbeiten als auch löschen.</text:p>
                </text:list-item>
                <text:list-item>
                  <text:p text:style-name="P3">Der Administrator hat <text:s text:c="2"/>auch das <text:s/>Recht <text:s/>Medium zu löschen.</text:p>
                </text:list-item>
              </text:list>
            </text:list-item>
          </text:list>
        </text:list-item>
      </text:list>
      <text:p text:style-name="Standard"/>
      <text:p text:style-name="Standard"><text:tab/>5) Abschlussbedingung:<text:tab/><text:tab/></text:p>
      <text:p text:style-name="Standard"><text:tab/></text:p>
      <text:p text:style-name="Standard"><text:tab/><text:tab/><text:tab/>Das medium wurde erfolgreich verwaltet, und dem Akteur ( ) <text:s text:c="2"/>Wurde vom<text:tab/><text:tab/><text:tab/>System benacchtrichtigt. <text:s/>( zb: das medien wurde <text:s/>erfolgreich hinzugefügt, <text:tab/><text:tab/><text:tab/>gelöscht oder <text:s/>gespeichert).</text:p>
      <text:p text:style-name="Standard"/>
      <text:p text:style-name="Standard"><text:tab/>6) Ausnahmen:</text:p>
      <text:list xml:id="list1567035077" text:style-name="L7">
        <text:list-item>
          <text:list>
            <text:list-item>
              <text:list>
                <text:list-header>
                  <text:p text:style-name="P4"/>
                  <text:list>
                    <text:list-header>
                      <text:p text:style-name="P4">Extendsfaälle :</text:p>
                      <text:list>
                        <text:list-header>
                          <text:p text:style-name="P4"/>
                        </text:list-header>
                        <text:list-item>
                          <text:p text:style-name="P4">Falsche <text:s/>Mediensdaten Eingabe :</text:p>
                          <text:p text:style-name="P4"/>
                          <text:p text:style-name="P4">a) <text:s/>Das Hinzufügen des mediums <text:s/>ist unmöglich. <text:s text:c="2"/></text:p>
                          <text:list>
                            <text:list-header>
                              <text:p text:style-name="P4"/>
                              <text:list>
                                <text:list-header>
                                  <text:p text:style-name="P4">Gründe: <text:s/></text:p>
                                  <text:p text:style-name="P4"/>
                                  <text:p text:style-name="P4">- Falsches Dateiformat <text:s text:c="3"/></text:p>
                                  <text:p text:style-name="P4">- <text:s/>Maximale dateigröße übeschritten</text:p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p text:style-name="Standard"><text:tab/><text:tab/><text:tab/><text:tab/>- <text:s text:c="2"/>Kein <text:s/>Titel.</text:p>
      <text:list xml:id="list861343522"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/>
                              <text:p text:style-name="P4"><text:s text:c="2"/>(Dies gilt für alle die daran <text:tab/>beteiligt sind)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/text:p>
      <text:p text:style-name="Standard"><text:tab/><text:tab/><text:tab/>b) <text:s/>Das Bearbeiten des Medium unmöglich:</text:p>
      <text:p text:style-name="Standard"/>
      <text:p text:style-name="Standard"><text:tab/><text:tab/><text:tab/><text:tab/>Gründe:</text:p>
      <text:p text:style-name="Standard"><text:tab/><text:tab/><text:tab/><text:tab/></text:p>
      <text:p text:style-name="Standard"><text:tab/><text:tab/><text:tab/><text:tab/></text:p>
      <text:list xml:id="list726582382"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- Falsches Dateiformat <text:s text:c="3"/></text:p>
                                  <text:p text:style-name="P4"><text:soft-page-break/>- <text:s/>Maximale dateigröße übeschritten</text:p>
                                  <text:p text:style-name="P4">- <text:s/>Platzhalter Medium erstellen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tab/>- <text:s text:c="2"/>Kein <text:s/>Titel.</text:p>
      <text:p text:style-name="Standard"><text:tab/><text:tab/><text:tab/><text:tab/></text:p>
      <text:p text:style-name="Standard"><text:tab/><text:tab/></text:p>
      <text:p text:style-name="Standard"/>
      <text:p text:style-name="Standard"/>
      <text:p text:style-name="Standard"/>
      <text:p text:style-name="Standard"/>
      <text:list xml:id="list1442250908" text:style-name="L8">
        <text:list-item>
          <text:p text:style-name="P5">Spezielle Anforderungen:</text:p>
        </text:list-item>
      </text:list>
      <text:p text:style-name="Standard"><text:tab/></text:p>
      <text:p text:style-name="Standard"><text:tab/><text:tab/>Nach dem Hinzufügen <text:s/>des Medium steht das neue hinzugefügte Medium nach dem <text:s/><text:tab/><text:tab/>“Aktualisieren” <text:s/>des egenen Wiedergabeliste /Album... <text:s/>sofort zur Verfügung.</text:p>
      <text:p text:style-name="Standard"><text:tab/><text:tab/>Medium, das gerade beim abhören ist, kann nach Löschen nicht mehr wiedergespielt <text:tab/><text:tab/>werde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stide Mbogning</meta:initial-creator>
    <meta:creation-date>2014-02-19T10:41:37</meta:creation-date>
    <dc:date>2014-02-19T11:58:49</dc:date>
    <dc:creator>Aristide Mbogning</dc:creator>
    <meta:editing-duration>PT28M3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41" meta:word-count="227" meta:character-count="1724" meta:non-whitespace-character-count="1394"/>
  </office:meta>
</office:document-meta>
</file>